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officeooo:rsid="001b73f3" officeooo:paragraph-rsid="00240855"/>
    </style:style>
    <style:style style:name="P13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4" style:family="paragraph" style:parent-style-name="Standard">
      <style:text-properties fo:font-weight="normal" officeooo:rsid="0023c7b8" officeooo:paragraph-rsid="0023c7b8" style:font-weight-asian="normal" style:font-weight-complex="normal"/>
    </style:style>
    <style:style style:name="P15" style:family="paragraph" style:parent-style-name="Standard">
      <style:text-properties fo:font-weight="normal" officeooo:rsid="00257660" officeooo:paragraph-rsid="00257660" style:font-weight-asian="normal" style:font-weight-complex="normal"/>
    </style:style>
    <style:style style:name="P16" style:family="paragraph" style:parent-style-name="Standard">
      <style:text-properties fo:font-weight="normal" officeooo:rsid="0027d836" officeooo:paragraph-rsid="002b75c7" style:font-weight-asian="normal" style:font-weight-complex="normal"/>
    </style:style>
    <style:style style:name="P17" style:family="paragraph" style:parent-style-name="Standard">
      <style:text-properties fo:font-weight="normal" officeooo:rsid="002b75c7" officeooo:paragraph-rsid="002b75c7" style:font-weight-asian="normal" style:font-weight-complex="normal"/>
    </style:style>
    <style:style style:name="P18" style:family="paragraph" style:parent-style-name="Standard">
      <style:text-properties fo:font-weight="normal" officeooo:rsid="002caf4b" officeooo:paragraph-rsid="002caf4b" style:font-weight-asian="normal" style:font-weight-complex="normal"/>
    </style:style>
    <style:style style:name="P19" style:family="paragraph" style:parent-style-name="Standard">
      <style:text-properties fo:font-weight="normal" officeooo:rsid="002d1d99" officeooo:paragraph-rsid="002d1d99" style:font-weight-asian="normal" style:font-weight-complex="normal"/>
    </style:style>
    <style:style style:name="P20" style:family="paragraph" style:parent-style-name="Standard">
      <style:text-properties fo:font-weight="normal" officeooo:rsid="002ec8a8" officeooo:paragraph-rsid="002ec8a8" style:font-weight-asian="normal" style:font-weight-complex="normal"/>
    </style:style>
    <style:style style:name="P21" style:family="paragraph" style:parent-style-name="Standard">
      <style:text-properties fo:font-weight="normal" officeooo:rsid="002fd39f" officeooo:paragraph-rsid="002fd39f" style:font-weight-asian="normal" style:font-weight-complex="normal"/>
    </style:style>
    <style:style style:name="P22" style:family="paragraph" style:parent-style-name="Standard">
      <style:text-properties fo:font-weight="normal" officeooo:rsid="0030babb" officeooo:paragraph-rsid="0030babb" style:font-weight-asian="normal" style:font-weight-complex="normal"/>
    </style:style>
    <style:style style:name="P23" style:family="paragraph" style:parent-style-name="Standard">
      <style:text-properties fo:font-weight="normal" officeooo:rsid="003ac7a0" officeooo:paragraph-rsid="003ac7a0" style:font-weight-asian="normal" style:font-weight-complex="normal"/>
    </style:style>
    <style:style style:name="P24" style:family="paragraph" style:parent-style-name="Standard">
      <style:text-properties fo:font-weight="normal" officeooo:rsid="004591c7" officeooo:paragraph-rsid="00470057" style:font-weight-asian="normal" style:font-weight-complex="normal"/>
    </style:style>
    <style:style style:name="P25" style:family="paragraph" style:parent-style-name="Standard">
      <style:text-properties fo:font-weight="normal" officeooo:rsid="004a8f53" officeooo:paragraph-rsid="004a8f53" style:font-weight-asian="normal" style:font-weight-complex="normal"/>
    </style:style>
    <style:style style:name="P26" style:family="paragraph" style:parent-style-name="Standard">
      <style:text-properties fo:font-weight="normal" officeooo:rsid="004bcabd" officeooo:paragraph-rsid="004bcabd" style:font-weight-asian="normal" style:font-weight-complex="normal"/>
    </style:style>
    <style:style style:name="P27" style:family="paragraph" style:parent-style-name="Standard">
      <style:text-properties fo:font-weight="normal" officeooo:rsid="00470057" officeooo:paragraph-rsid="00470057" style:font-weight-asian="normal" style:font-weight-complex="normal"/>
    </style:style>
    <style:style style:name="P28" style:family="paragraph" style:parent-style-name="Standard">
      <style:text-properties officeooo:paragraph-rsid="00209eb1"/>
    </style:style>
    <style:style style:name="P29" style:family="paragraph" style:parent-style-name="Standard">
      <style:text-properties officeooo:rsid="0023c7b8" officeooo:paragraph-rsid="0023c7b8"/>
    </style:style>
    <style:style style:name="P30" style:family="paragraph" style:parent-style-name="Standard">
      <style:text-properties fo:font-weight="bold" officeooo:rsid="002ec8a8" officeooo:paragraph-rsid="002ec8a8" style:font-weight-asian="bold" style:font-weight-complex="bold"/>
    </style:style>
    <style:style style:name="P31" style:family="paragraph" style:parent-style-name="Standard">
      <style:text-properties fo:font-weight="bold" officeooo:rsid="003e9b3f" officeooo:paragraph-rsid="003e9b3f" style:font-weight-asian="bold" style:font-weight-complex="bold"/>
    </style:style>
    <style:style style:name="P32" style:family="paragraph" style:parent-style-name="Standard">
      <style:text-properties fo:font-weight="bold" officeooo:rsid="00409a13" officeooo:paragraph-rsid="00409a13" style:font-weight-asian="bold" style:font-weight-complex="bold"/>
    </style:style>
    <style:style style:name="P33" style:family="paragraph" style:parent-style-name="Standard">
      <style:text-properties fo:font-weight="bold" officeooo:rsid="00420a76" officeooo:paragraph-rsid="00420a76" style:font-weight-asian="bold" style:font-weight-complex="bold"/>
    </style:style>
    <style:style style:name="P34" style:family="paragraph" style:parent-style-name="Standard">
      <style:text-properties fo:font-weight="bold" officeooo:rsid="0043cd86" officeooo:paragraph-rsid="0043cd86" style:font-weight-asian="bold" style:font-weight-complex="bold"/>
    </style:style>
    <style:style style:name="P35" style:family="paragraph" style:parent-style-name="Standard">
      <style:text-properties fo:font-weight="bold" officeooo:rsid="0044a1aa" officeooo:paragraph-rsid="0044a1aa" style:font-weight-asian="bold" style:font-weight-complex="bold"/>
    </style:style>
    <style:style style:name="P36" style:family="paragraph" style:parent-style-name="Standard">
      <style:text-properties fo:font-weight="bold" officeooo:rsid="004591c7" officeooo:paragraph-rsid="004591c7" style:font-weight-asian="bold" style:font-weight-complex="bold"/>
    </style:style>
    <style:style style:name="P37" style:family="paragraph" style:parent-style-name="Standard">
      <style:text-properties fo:font-weight="bold" officeooo:rsid="00470057" officeooo:paragraph-rsid="00470057" style:font-weight-asian="bold" style:font-weight-complex="bold"/>
    </style:style>
    <style:style style:name="P38" style:family="paragraph" style:parent-style-name="Standard">
      <style:text-properties officeooo:rsid="0028dc97" officeooo:paragraph-rsid="0028dc97"/>
    </style:style>
    <style:style style:name="P39" style:family="paragraph" style:parent-style-name="Standard">
      <style:text-properties officeooo:rsid="00399f7c" officeooo:paragraph-rsid="00399f7c"/>
    </style:style>
    <style:style style:name="P40" style:family="paragraph" style:parent-style-name="Standard">
      <style:text-properties officeooo:rsid="003ac7a0" officeooo:paragraph-rsid="003ac7a0"/>
    </style:style>
    <style:style style:name="P41" style:family="paragraph" style:parent-style-name="Standard">
      <style:text-properties fo:font-weight="normal" officeooo:rsid="004a8f53" officeooo:paragraph-rsid="004a8f53" style:font-weight-asian="normal" style:font-weight-complex="normal"/>
    </style:style>
    <style:style style:name="P42" style:family="paragraph" style:parent-style-name="Standard">
      <style:text-properties fo:font-weight="normal" officeooo:rsid="00244ba8" officeooo:paragraph-rsid="00244ba8" style:font-weight-asian="normal" style:font-weight-complex="normal"/>
    </style:style>
    <style:style style:name="P43" style:family="paragraph" style:parent-style-name="Standard">
      <style:text-properties fo:font-weight="normal" officeooo:rsid="003ac7a0" officeooo:paragraph-rsid="003ac7a0" style:font-weight-asian="normal" style:font-weight-complex="normal"/>
    </style:style>
    <style:style style:name="P44" style:family="paragraph" style:parent-style-name="Standard">
      <style:text-properties fo:font-weight="normal" officeooo:rsid="00399f7c" officeooo:paragraph-rsid="00399f7c" style:font-weight-asian="normal" style:font-weight-complex="normal"/>
    </style:style>
    <style:style style:name="P45" style:family="paragraph" style:parent-style-name="Standard">
      <style:text-properties fo:font-weight="bold" officeooo:rsid="00399f7c" officeooo:paragraph-rsid="00399f7c" style:font-weight-asian="bold" style:font-weight-complex="bold"/>
    </style:style>
    <style:style style:name="P46" style:family="paragraph" style:parent-style-name="Standard">
      <style:text-properties officeooo:rsid="00399f7c" officeooo:paragraph-rsid="00399f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fo:font-weight="bold" officeooo:rsid="002b2b46" style:font-weight-asian="bold" style:font-weight-complex="bold"/>
    </style:style>
    <style:style style:name="T5" style:family="text">
      <style:text-properties fo:font-weight="bold" officeooo:rsid="00470057" style:font-weight-asian="bold" style:font-weight-complex="bold"/>
    </style:style>
    <style:style style:name="T6" style:family="text">
      <style:text-properties officeooo:rsid="001426de"/>
    </style:style>
    <style:style style:name="T7" style:family="text">
      <style:text-properties officeooo:rsid="0017ab2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dca9c" style:font-weight-asian="normal" style:font-weight-complex="normal"/>
    </style:style>
    <style:style style:name="T10" style:family="text">
      <style:text-properties officeooo:rsid="00240855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officeooo:rsid="0047005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d670a" style:font-style-asian="italic" style:font-style-complex="italic"/>
    </style:style>
    <style:style style:name="T17" style:family="text">
      <style:text-properties fo:font-style="italic" officeooo:rsid="00511fda" style:font-style-asian="italic" style:font-style-complex="italic"/>
    </style:style>
    <style:style style:name="T18" style:family="text">
      <style:text-properties fo:font-style="italic" officeooo:rsid="0052c07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11fd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2c073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8">get all changes from remote repository</text:span></text:p>
      <text:p text:style-name="P8"><text:span text:style-name="T1">$get pull : </text:span><text:span text:style-name="T8">get changes from remote repository and merge to local repository</text:span></text:p>
      <text:p text:style-name="P8"><text:span text:style-name="T1">$git remote -v</text:span><text:span text:style-name="T8"> :shows your remote repository URL</text:span></text:p>
      <text:p text:style-name="P9"><text:span text:style-name="T1">$git push: </text:span><text:span text:style-name="T8">pushes changes from local repository to remote repository.</text:span></text:p>
      <text:p text:style-name="P10"><text:span text:style-name="T1">$git branch -a </text:span><text:span text:style-name="T8">: all remote and local branches</text:span></text:p>
      <text:p text:style-name="P13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6">comapres the </text:span>specified commit <text:span text:style-name="T6">and working folder changes</text:span></text:p>
      <text:p text:style-name="P5"/>
      <text:p text:style-name="P6"><text:span text:style-name="T1">$git show HEAD</text:span> <text:span text:style-name="T7">compares commited changes and working folder changes</text:span></text:p>
      <text:p text:style-name="P38"><text:span text:style-name="T1">$git show change_number</text:span> shows more details about a commit point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2"><text:span text:style-name="T1">$git branch </text:span>list all branches. <text:span text:style-name="T10">current</text:span> mark <text:span text:style-name="T10">is marked </text:span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28"><text:span text:style-name="T3">$git branch -</text:span><text:span text:style-name="T1">d branch-name</text:span> delete branch</text:p>
      <text:p text:style-name="P29"><text:span text:style-name="T1">$git fetch –all </text:span><text:span text:style-name="T8">fetch branches</text:span></text:p>
      <text:p text:style-name="P14"/>
      <text:p text:style-name="P16"><text:span text:style-name="T1">$git rem</text:span><text:span text:style-name="T4">o</text:span><text:span text:style-name="T1">te set-url origin</text:span> url updating local repository url reference to remote reposioty</text:p>
      <text:p text:style-name="P17"><text:span text:style-name="T1">$git init</text:span> create git repository locally</text:p>
      <text:p text:style-name="P18"><text:span text:style-name="T1">$git status </text:span>getting information about current state of local repository</text:p>
      <text:p text:style-name="P18"><text:span text:style-name="T1">$git add filename</text:span> add file to staging area</text:p>
      <text:p text:style-name="P19"><text:span text:style-name="T1">$git add .</text:span> adding all files to staging area</text:p>
      <text:p text:style-name="P18"><text:span text:style-name="T1">$git commit -m “message”</text:span> add a file to git </text:p>
      <text:p text:style-name="P19"><text:span text:style-name="T1">$git commit -am “message”</text:span> adding modified tracked files to staging area and committing.</text:p>
      <text:p text:style-name="P19"/>
      <text:p text:style-name="P30">Working with logs</text:p>
      <text:p text:style-name="P20"><text:span text:style-name="T1">$git log </text:span>show<text:span text:style-name="T1"> </text:span>history of commits</text:p>
      <text:p text:style-name="P20"><text:span text:style-name="T1">$git show</text:span> show detail history</text:p>
      <text:p text:style-name="P20"><text:span text:style-name="T1">$git config –global alias.hist “log –oneline –graph –decorate –all”</text:span> <text:s/>create git alias</text:p>
      <text:p text:style-name="P21"><text:span text:style-name="T1">$git config –global –list</text:span> list git configurations</text:p>
      <text:p text:style-name="P22"><text:span text:style-name="T1">$git hist – README.md</text:span> list history for a specified file only</text:p>
      <text:p text:style-name="P25"><text:span text:style-name="T1">$git reflog</text:span> show all actions taken while in the current repository</text:p>
      <text:p text:style-name="P22"/>
      <text:p text:style-name="P45">Working with Tags</text:p>
      <text:p text:style-name="P44">Tags marks specific commit point</text:p>
      <text:p text:style-name="P39"><text:span text:style-name="T8">There are </text:span><text:span text:style-name="T9">light weight tag and annotated tags( have comment attached to it)</text:span></text:p>
      <text:p text:style-name="P23">Tags are list in release in github</text:p>
      <text:p text:style-name="P23"/>
      <text:p text:style-name="P39"><text:soft-page-break/><text:span text:style-name="T1">$git tag tag-name commit-point</text:span><text:span text:style-name="T8"> :creates a tag on specfied commit-point</text:span></text:p>
      <text:p text:style-name="P39"><text:span text:style-name="T1">$git tag -a tag-name -m “notes”</text:span><text:span text:style-name="T8"> create a tag</text:span></text:p>
      <text:p text:style-name="P40"><text:span text:style-name="T1">$git push origin tag-name</text:span><text:span text:style-name="T8"> push a tag to remote</text:span></text:p>
      <text:p text:style-name="P39"><text:span text:style-name="T1">$git push –tag</text:span><text:span text:style-name="T8"> push all tags to remote repository</text:span></text:p>
      <text:p text:style-name="P40"><text:span text:style-name="T1">$git tag</text:span><text:span text:style-name="T8"> list all tags </text:span></text:p>
      <text:p text:style-name="P31">$git tag -<text:span text:style-name="T11">d tag-</text:span><text:span text:style-name="T12">name </text:span><text:span text:style-name="T13">delete tag on local repository only</text:span></text:p>
      <text:p text:style-name="P32"><text:span text:style-name="T12">$git push origin :tag-name </text:span><text:span text:style-name="T13"><text:s/>delete a tag on remote repository</text:span></text:p>
      <text:p text:style-name="P33"><text:span text:style-name="T12">$git tag </text:span><text:span text:style-name="T11">f tag</text:span><text:span text:style-name="T12">-name commit-id</text:span><text:span text:style-name="T13"> updates a tag to new commit-point. Leaving out commit-id updates to <text:s/>HEAD/last commit</text:span></text:p>
      <text:p text:style-name="P34"><text:span text:style-name="T12">$git push –force origin tag-name </text:span><text:span text:style-name="T13">after updating tag with -f option and wants to update remote tag</text:span></text:p>
      <text:p text:style-name="P35"><text:span text:style-name="T12">$git show tag-name show</text:span><text:span text:style-name="T13"> information about the tag</text:span></text:p>
      <text:p text:style-name="P23"/>
      <text:p text:style-name="P36">Stashing</text:p>
      <text:p text:style-name="P24">$git stash </text:p>
      <text:p text:style-name="P27"><text:span text:style-name="T1">$git stash pop</text:span> apply the stash and drop it</text:p>
      <text:p text:style-name="P37">$git stash apply</text:p>
      <text:p text:style-name="P24"><text:span text:style-name="T5">$git stash</text:span><text:span text:style-name="T14"> </text:span><text:span text:style-name="T5">list</text:span><text:span text:style-name="T14"> show our stashes</text:span> </text:p>
      <text:p text:style-name="P24"/>
      <text:p text:style-name="P26">Resetting changes</text:p>
      <text:p text:style-name="P26"><text:span text:style-name="T1">$git reset –soft </text:span><text:span text:style-name="T19">commit-id</text:span><text:span text:style-name="T15"> </text:span><text:span text:style-name="T16">change where HEAD is pointing </text:span><text:span text:style-name="T17">and preserve changes</text:span></text:p>
      <text:p text:style-name="P26"><text:span text:style-name="T1">$git reset –hard</text:span> <text:span text:style-name="T19">commit-id </text:span><text:span text:style-name="T17">change where HEAD is point and remove all changes</text:span></text:p>
      <text:p text:style-name="P26"><text:span text:style-name="T1">$git reset –mixed</text:span> <text:span text:style-name="T19">commit-id </text:span><text:span text:style-name="T18">unchanges changes</text:span></text:p>
      <text:p text:style-name="P24"/>
      <text:p text:style-name="P25"/>
      <text:p text:style-name="P18"/>
      <text:p text:style-name="P18"/>
      <text:p text:style-name="P17"/>
      <text:p text:style-name="P15"/>
      <text:p text:style-name="P15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20-05-16T00:11:31.889299418</dc:date>
    <meta:editing-duration>P10DT23H6M36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532" meta:character-count="3276" meta:non-whitespace-character-count="2793"/>
  </office:meta>
</office:document-meta>
</file>